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otted" svg:stroke-width="0.102cm" svg:stroke-color="#0000ff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1cm" draw:marker-start-width="0.381cm" draw:marker-end="Line_20_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47cm" svg:y1="2.018cm" svg:x2="3.161cm" svg:y2="6.407cm">
          <text:p text:style-name="P4"/>
        </draw:line>
        <draw:line draw:style-name="gr1" draw:text-style-name="P1" draw:layer="layout" svg:x1="8.001cm" svg:y1="6.407cm" svg:x2="3.161cm" svg:y2="6.408cm">
          <text:p text:style-name="P4"/>
        </draw:line>
        <draw:frame draw:style-name="gr2" draw:text-style-name="P3" draw:layer="layout" svg:width="0.739cm" svg:height="0.725cm" svg:x="2.798cm" svg:y="6.324cm">
          <draw:text-box>
            <text:p text:style-name="P2"><text:span text:style-name="T1">0</text:span></text:p>
          </draw:text-box>
        </draw:frame>
        <draw:frame draw:style-name="gr2" draw:text-style-name="P3" draw:layer="layout" svg:width="0.739cm" svg:height="0.725cm" svg:x="2.599cm" svg:y="5.995cm">
          <draw:text-box>
            <text:p text:style-name="P2"><text:span text:style-name="T1">0</text:span></text:p>
          </draw:text-box>
        </draw:frame>
        <draw:frame draw:style-name="gr2" draw:text-style-name="P3" draw:layer="layout" svg:width="0.739cm" svg:height="0.725cm" svg:x="2.6cm" svg:y="3.496cm">
          <draw:text-box>
            <text:p text:style-name="P2"><text:span text:style-name="T1">1</text:span></text:p>
          </draw:text-box>
        </draw:frame>
        <draw:frame draw:style-name="gr2" draw:text-style-name="P3" draw:layer="layout" svg:width="0.739cm" svg:height="0.725cm" svg:x="5.487cm" svg:y="6.297cm">
          <draw:text-box>
            <text:p text:style-name="P2"><text:span text:style-name="T1">1</text:span></text:p>
          </draw:text-box>
        </draw:frame>
        <draw:path draw:style-name="gr3" draw:text-style-name="P1" draw:layer="layout" svg:width="5.108cm" svg:height="2.44cm" svg:x="3.175cm" svg:y="3.951cm" svg:viewBox="0 0 5109 2441" svg:d="m0 2441c198-155 212-169 212-169 0 0 353-310 353-296s466-381 451-367 664-438 650-423 705-410 719-396 536-225 536-225c0 0 664-212 650-212s691-198 691-198l847-155">
          <text:p text:style-name="P4"/>
        </draw:path>
        <draw:line draw:style-name="gr4" draw:text-style-name="P1" draw:layer="layout" svg:x1="3.161cm" svg:y1="6.392cm" svg:x2="6.901cm" svg:y2="2.766cm">
          <text:p text:style-name="P4"/>
        </draw:line>
        <draw:frame draw:style-name="gr2" draw:text-style-name="P3" draw:layer="layout" svg:width="1.802cm" svg:height="0.725cm" svg:x="4.851cm" svg:y="6.743cm">
          <draw:text-box>
            <text:p text:style-name="P4"><text:span text:style-name="T2">P</text:span><text:span text:style-name="T1"> (bar)</text:span></text:p>
          </draw:text-box>
        </draw:frame>
        <draw:frame draw:style-name="gr2" draw:text-style-name="P3" draw:layer="layout" svg:width="1.637cm" svg:height="0.725cm" draw:transform="rotate (1.57830124257817) translate (2.113cm 4.927cm)">
          <draw:text-box>
            <text:p text:style-name="P4"><text:span text:style-name="T2">f</text:span><text:span text:style-name="T1"> (bar)</text:span></text:p>
          </draw:text-box>
        </draw:frame>
        <draw:line draw:style-name="gr5" draw:text-style-name="P1" draw:layer="layout" svg:x1="3.147cm" svg:y1="3.81cm" svg:x2="5.8cm" svg:y2="3.81cm">
          <text:p text:style-name="P4"/>
        </draw:line>
        <draw:line draw:style-name="gr5" draw:text-style-name="P1" draw:layer="layout" svg:x1="5.828cm" svg:y1="6.392cm" svg:x2="5.801cm" svg:y2="3.81cm">
          <text:p text:style-name="P4"/>
        </draw:line>
        <draw:frame draw:style-name="gr2" draw:text-style-name="P3" draw:layer="layout" svg:width="2.178cm" svg:height="0.725cm" svg:x="8.142cm" svg:y="3.463cm">
          <draw:text-box>
            <text:p text:style-name="P4"><text:span text:style-name="T1">Real gas</text:span></text:p>
          </draw:text-box>
        </draw:frame>
        <draw:frame draw:style-name="gr2" draw:text-style-name="P3" draw:layer="layout" svg:width="2.229cm" svg:height="0.725cm" svg:x="6.1cm" svg:y="2.22cm">
          <draw:text-box>
            <text:p text:style-name="P4"><text:span text:style-name="T1">Ideal gas</text:span></text:p>
          </draw:text-box>
        </draw:frame>
        <draw:frame draw:style-name="gr2" draw:text-style-name="P6" draw:layer="layout" svg:width="2.229cm" svg:height="1.199cm" svg:x="3.242cm" svg:y="2.164cm">
          <draw:text-box>
            <text:p text:style-name="P5"><text:span text:style-name="T1">Standard</text:span></text:p>
            <text:p text:style-name="P5"><text:span text:style-name="T1">state</text:span></text:p>
          </draw:text-box>
        </draw:frame>
        <draw:path draw:style-name="gr6" draw:text-style-name="P1" draw:layer="layout" svg:width="1.001cm" svg:height="0.944cm" svg:x="4.756cm" svg:y="2.879cm" svg:viewBox="0 0 1002 945" svg:d="m0 0c197 42 212 56 212 56l239 141 212 212c0 0 198 226 184 212s98 197 98 183 57 141 57 141">
          <text:p text:style-name="P4"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7T09:14:29</meta:creation-date>
    <dc:creator>Jussi Eloranta</dc:creator>
    <dc:date>2008-05-27T09:23:50</dc:date>
    <meta:editing-cycles>10</meta:editing-cycles>
    <meta:editing-duration>PT9M2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